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cm" svg:height="1cm" svg:x="1.7cm" svg:y="5.3cm">
          <draw:text-box>
            <text:p text:style-name="P5"><text:span text:style-name="T2">T</text:span></text:p>
          </draw:text-box>
        </draw:frame>
        <draw:frame draw:style-name="gr9" draw:text-style-name="P8" draw:layer="layout" svg:width="1.086cm" svg:height="0.645cm" svg:x="1.928cm" svg:y="5.643cm">
          <draw:text-box>
            <text:p text:style-name="P7"><text:span text:style-name="T3">or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23:35.678710306</dc:date>
    <meta:editing-duration>PT14H47M38S</meta:editing-duration>
    <meta:editing-cycles>29</meta:editing-cycles>
    <meta:generator>LibreOffice/6.0.7.3$Linux_X86_64 LibreOffice_project/00m0$Build-3</meta:generator>
    <meta:document-statistic meta:object-count="19"/>
  </office:meta>
</office:document-meta>
</file>